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ixtures</text:p>
          </table:table-cell>
          <table:table-cell office:value-type="string">
            <text:p>loglike.training</text:p>
          </table:table-cell>
          <table:table-cell office:value-type="string">
            <text:p>loglike.cv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315276.276710806">
            <text:p>-315276.276710806</text:p>
          </table:table-cell>
          <table:table-cell office:value-type="float" office:value="-106387.236836217">
            <text:p>-106387.2368362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292300.040744455">
            <text:p>-292300.040744455</text:p>
          </table:table-cell>
          <table:table-cell office:value-type="float" office:value="-96490.2541506299">
            <text:p>-96490.25415062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86301.913159416">
            <text:p>-286301.913159416</text:p>
          </table:table-cell>
          <table:table-cell office:value-type="float" office:value="-95000.9840376846">
            <text:p>-95000.98403768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83446.183403911">
            <text:p>-283446.183403911</text:p>
          </table:table-cell>
          <table:table-cell office:value-type="float" office:value="-93975.761964531">
            <text:p>-93975.76196453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282613.886118205">
            <text:p>-282613.886118205</text:p>
          </table:table-cell>
          <table:table-cell office:value-type="float" office:value="-93714.2980322838">
            <text:p>-93714.29803228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281490.326759194">
            <text:p>-281490.326759194</text:p>
          </table:table-cell>
          <table:table-cell office:value-type="float" office:value="-93187.6412911628">
            <text:p>-93187.641291162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280091.198259693">
            <text:p>-280091.198259693</text:p>
          </table:table-cell>
          <table:table-cell office:value-type="float" office:value="-93257.7512087321">
            <text:p>-93257.75120873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279486.020427832">
            <text:p>-279486.020427832</text:p>
          </table:table-cell>
          <table:table-cell office:value-type="float" office:value="-92875.0829329432">
            <text:p>-92875.082932943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279381.164383529">
            <text:p>-279381.164383529</text:p>
          </table:table-cell>
          <table:table-cell office:value-type="float" office:value="-92761.3686573078">
            <text:p>-92761.36865730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000-00-00T22:20:00.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date>2015-02-10T22:24:35.99</dc:date>
    <meta:editing-duration>PT1M40S</meta:editing-duration>
    <meta:editing-cycles>3</meta:editing-cycles>
    <meta:document-statistic meta:table-count="1" meta:cell-count="36" meta:object-count="0"/>
  </office:meta>
</office:document-meta>
</file>